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entium Plus" svg:font-family="'Gentium Plus'" style:font-adornments="Regular" style:font-pitch="variable"/>
    <style:font-face style:name="Linux Biolinum G" svg:font-family="'Linux Biolinum G'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art_20_title" style:master-page-name="Part_20_head">
      <style:paragraph-properties style:page-number="auto"/>
    </style:style>
    <style:style style:name="T1" style:family="text">
      <style:text-properties officeooo:rsid="002a78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1">2</text:span>: 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Gentium Plus" svg:font-family="'Gentium Plus'" style:font-adornments="Regular" style:font-pitch="variable"/>
    <style:font-face style:name="Linux Biolinum G" svg:font-family="'Linux Biolinum G'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ntium Plus"/>
    </style:style>
    <style:style style:name="Text_20_body" style:display-name="Text body" style:family="paragraph" style:parent-style-name="Standard" style:class="text" style:master-page-name="">
      <style:paragraph-properties fo:margin-top="0pt" fo:margin-bottom="0pt" style:contextual-spacing="false" fo:line-height="15.99pt" fo:orphans="2" fo:widows="2" style:page-number="auto"/>
      <style:text-properties style:font-name="Gentium Plus"/>
    </style:style>
    <style:style style:name="Heading" style:family="paragraph" style:parent-style-name="Standard" style:next-style-name="Text_20_body" style:class="text">
      <style:paragraph-properties fo:margin-top="0pt" fo:margin-bottom="0pt" style:contextual-spacing="false" fo:line-height="24.01pt" fo:keep-with-next="always"/>
      <style:text-properties style:font-name="Linux Biolinum G" fo:font-size="24pt" fo:font-weight="normal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Standard">
      <style:paragraph-properties fo:margin-top="7.99pt" fo:margin-bottom="0pt" style:contextual-spacing="false" style:page-number="auto" fo:break-before="auto" fo:break-after="auto"/>
      <style:text-properties fo:font-size="2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pt" fo:margin-bottom="0pt" style:contextual-spacing="false"/>
      <style:text-properties fo:font-size="1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 style:master-page-name="">
      <style:paragraph-properties style:page-number="auto"/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fo:line-height="15.99pt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style:font-name="Gentium Plus"/>
    </style:style>
    <style:style style:name="Footer" style:family="paragraph" style:parent-style-name="Standard" style:class="extra">
      <style:paragraph-properties fo:line-height="15.99pt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style:font-name="Gentium Plus"/>
    </style:style>
    <style:style style:name="Footnote" style:family="paragraph" style:parent-style-name="Standard" style:class="extra">
      <style:paragraph-properties fo:margin-left="15.99pt" fo:margin-right="0pt" fo:margin-top="0pt" fo:margin-bottom="0pt" style:contextual-spacing="false" fo:line-height="15.99pt" fo:text-indent="-15.99pt" style:auto-text-indent="false" text:number-lines="false" text:line-number="0">
        <style:tab-stops/>
      </style:paragraph-properties>
      <style:text-properties style:font-name="Gentium Plus" fo:font-size="9pt" style:font-size-asian="10pt" style:font-size-complex="10pt"/>
    </style:style>
    <style:style style:name="Part_20_title" style:display-name="Part title" style:family="paragraph" style:parent-style-name="Heading" style:next-style-name="Text_20_body" style:master-page-name="Part_20_head">
      <style:paragraph-properties fo:margin-top="113.41pt" fo:margin-bottom="0pt" style:contextual-spacing="false" fo:line-height="47.99pt" fo:text-align="center" style:justify-single-word="false" style:page-number="auto"/>
      <style:text-properties style:font-name="Linux Biolinum G" fo:font-size="36pt" fo:font-weight="normal"/>
    </style:style>
    <style:style style:name="List_20_1" style:display-name="List 1" style:family="paragraph" style:parent-style-name="List" style:list-style-name="List_20_1" style:class="list">
      <style:paragraph-properties fo:margin-left="15.99pt" fo:margin-right="0pt" fo:margin-top="0pt" fo:margin-bottom="0pt" style:contextual-spacing="false" fo:text-indent="-15.99pt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 " style:num-format="1">
        <style:list-level-properties text:min-label-distance="15.99pt"/>
      </text:outline-level-style>
      <text:outline-level-style text:level="2" text:style-name="Numbering_20_Symbols" style:num-suffix=" " style:num-format="1" text:display-levels="2">
        <style:list-level-properties text:min-label-distance="15.99pt"/>
      </text:outline-level-style>
      <text:outline-level-style text:level="3" text:style-name="Numbering_20_Symbols" style:num-suffix=" " style:num-format="1" text:display-levels="3">
        <style:list-level-properties text:min-label-distance="15.99pt"/>
      </text:outline-level-style>
      <text:outline-level-style text:level="4" text:style-name="Numbering_20_Symbols" style:num-suffix=" " style:num-format="1" text:display-levels="4">
        <style:list-level-properties text:min-label-distance="15.99pt"/>
      </text:outline-level-style>
      <text:outline-level-style text:level="5" text:style-name="Numbering_20_Symbols" style:num-suffix=" " style:num-format="1" text:display-levels="5">
        <style:list-level-properties text:min-label-distance="15.99pt"/>
      </text:outline-level-style>
      <text:outline-level-style text:level="6" text:style-name="Numbering_20_Symbols" style:num-prefix=" " style:num-suffix=" " style:num-format="1" text:display-levels="6">
        <style:list-level-properties text:min-label-distance="10.8pt"/>
      </text:outline-level-style>
      <text:outline-level-style text:level="7" text:style-name="Numbering_20_Symbols" style:num-prefix=" " style:num-suffix=" " style:num-format="1" text:display-levels="7">
        <style:list-level-properties text:min-label-distance="10.8pt"/>
      </text:outline-level-style>
      <text:outline-level-style text:level="8" text:style-name="Numbering_20_Symbols" style:num-prefix=" " style:num-suffix=" " style:num-format="1" text:display-levels="8">
        <style:list-level-properties text:min-label-distance="10.8pt"/>
      </text:outline-level-style>
      <text:outline-level-style text:level="9" text:style-name="Numbering_20_Symbols" style:num-prefix=" " style:num-suffix=" " style:num-format="1" text:display-levels="9">
        <style:list-level-properties text:min-label-distance="10.8pt"/>
      </text:outline-level-style>
      <text:outline-level-style text:level="10" text:style-name="Numbering_20_Symbols" style:num-prefix=" " style:num-suffix=" " style:num-format="1" text:display-levels="10">
        <style:list-level-properties text:min-label-distance="10.8pt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595.3pt" fo:page-height="841.89pt" style:num-format="1" style:print-orientation="portrait" fo:margin-top="79.99pt" fo:margin-bottom="119.99pt" fo:margin-left="100.01pt" fo:margin-right="100.01pt" style:writing-mode="lr-tb" style:layout-grid-color="#c0c0c0" style:layout-grid-lines="20" style:layout-grid-base-height="20.01pt" style:layout-grid-ruby-height="10.01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595.3pt" fo:page-height="841.89pt" style:num-format="1" style:print-orientation="portrait" fo:margin-top="79.99pt" fo:margin-bottom="119.99pt" fo:margin-left="100.01pt" fo:margin-right="100.01pt" style:writing-mode="lr-tb" style:layout-grid-color="#c0c0c0" style:layout-grid-lines="20" style:layout-grid-base-height="20.01pt" style:layout-grid-ruby-height="10.01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Part_20_head" style:display-name="Part head" style:page-layout-name="Mpm5" style:next-style-name="Blank"/>
    <style:master-page style:name="Blank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c82dcdd6efcd48b1d8bba66bfe1989deee49c3</meta:generator>
    <meta:creation-date>2013-04-21T13:44:01</meta:creation-date>
    <dc:language>en-GB</dc:language>
    <meta:editing-cycles>2</meta:editing-cycles>
    <meta:editing-duration>P0D</meta:editing-duration>
    <dc:title>part</dc:title>
    <meta:initial-creator>Owen Genat</meta:initial-creator>
    <dc:date>2013-04-21T13:44:37</dc:date>
    <dc:creator>Owen Genat</dc:creator>
    <meta:document-statistic meta:table-count="0" meta:image-count="0" meta:object-count="0" meta:page-count="1" meta:paragraph-count="1" meta:word-count="3" meta:character-count="13" meta:non-whitespace-character-count="11"/>
    <meta:user-defined meta:name="Info 1"/>
    <meta:user-defined meta:name="Info 2"/>
    <meta:user-defined meta:name="Info 3"/>
    <meta:user-defined meta:name="Info 4"/>
    <meta:template xlink:type="simple" xlink:actuate="onRequest" xlink:title="part" xlink:href="../../../../template/part.ott" meta:date="2013-04-21T13:44:00"/>
  </office:meta>
</office:document-meta>
</file>